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7.5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2.63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4.16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6.16mm"/>
    </style:style>
    <style:style style:name="co16" style:family="table-column">
      <style:table-column-properties fo:break-before="auto" style:column-width="13.28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07mm"/>
    </style:style>
    <style:style style:name="co19" style:family="table-column">
      <style:table-column-properties fo:break-before="auto" style:column-width="18.61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作業要點之表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G83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2" table:default-cell-style-name="ce19"/>
        <table:table-column table:style-name="co4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4" table:default-cell-style-name="ce19"/>
        <table:table-column table:style-name="co13" table:default-cell-style-name="ce19"/>
        <table:table-column table:style-name="co14" table:default-cell-style-name="ce19"/>
        <table:table-column table:style-name="co4" table:default-cell-style-name="ce19"/>
        <table:table-column table:style-name="co5" table:default-cell-style-name="ce19"/>
        <table:table-column table:style-name="co4" table:number-columns-repeated="2" table:default-cell-style-name="ce19"/>
        <table:table-column table:style-name="co7" table:default-cell-style-name="ce19"/>
        <table:table-column table:style-name="co15" table:default-cell-style-name="ce19"/>
        <table:table-column table:style-name="co7" table:default-cell-style-name="ce19"/>
        <table:table-column table:style-name="co11" table:default-cell-style-name="ce19"/>
        <table:table-column table:style-name="co15" table:default-cell-style-name="ce19"/>
        <table:table-column table:style-name="co16" table:default-cell-style-name="ce19"/>
        <table:table-column table:style-name="co8" table:default-cell-style-name="ce19"/>
        <table:table-column table:style-name="co17" table:default-cell-style-name="ce19"/>
        <table:table-column table:style-name="co16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number-columns-repeated="224" table:default-cell-style-name="ce19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20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20"/>
            <table:table-cell table:style-name="ce30" table:number-columns-repeated="10"/>
            <table:table-cell table:style-name="ce48" office:value-type="string" calcext:value-type="string" table:number-columns-spanned="9" table:number-rows-spanned="1">
              <text:p>中 華 民 國 105 年 5 月 份</text:p>
            </table:table-cell>
            <table:covered-table-cell table:number-columns-repeated="8" table:style-name="ce48"/>
            <table:table-cell table:style-name="ce30"/>
            <table:table-cell table:style-name="ce51" table:number-columns-repeated="2"/>
            <table:table-cell table:style-name="ce30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1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1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45"/>
            <table:table-cell table:style-name="ce50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3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1"/>
          </table:table-row>
          <table:table-row table:style-name="ro1">
            <table:covered-table-cell table:style-name="ce4"/>
            <table:covered-table-cell table:style-name="ce22"/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2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2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7" table:style-name="ce47"/>
            <table:covered-table-cell table:style-name="ce49"/>
            <table:table-cell table:style-name="ce32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2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2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2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1"/>
          </table:table-row>
          <table:table-row table:style-name="ro3">
            <table:covered-table-cell table:style-name="ce4"/>
            <table:covered-table-cell table:style-name="ce22"/>
            <table:covered-table-cell table:number-columns-repeated="2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3"/>
            <table:table-cell table:style-name="ce32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2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2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3"/>
            <table:covered-table-cell table:style-name="ce56"/>
            <table:table-cell table:number-columns-repeated="991"/>
          </table:table-row>
          <table:table-row table:style-name="ro4">
            <table:covered-table-cell table:style-name="ce5"/>
            <table:covered-table-cell table:style-name="ce23"/>
            <table:covered-table-cell table:number-columns-repeated="30" table:style-name="ce34"/>
            <table:table-cell table:style-name="ce57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5">
          <table:table-cell table:style-name="ce6"/>
          <table:table-cell table:style-name="ce24" office:value-type="string" calcext:value-type="string">
            <text:p>計</text:p>
          </table:table-cell>
          <table:table-cell table:style-name="ce35" office:value-type="float" office:value="89966" calcext:value-type="float">
            <text:p><text:s text:c="3"/>89,966</text:p>
          </table:table-cell>
          <table:table-cell table:style-name="ce35" office:value-type="float" office:value="3186" calcext:value-type="float">
            <text:p><text:s text:c="3"/>3,186</text:p>
          </table:table-cell>
          <table:table-cell table:style-name="ce35" office:value-type="float" office:value="8983" calcext:value-type="float">
            <text:p><text:s text:c="3"/>8,983</text:p>
          </table:table-cell>
          <table:table-cell table:style-name="ce35" office:value-type="float" office:value="8022" calcext:value-type="float">
            <text:p><text:s text:c="3"/>8,022</text:p>
          </table:table-cell>
          <table:table-cell table:style-name="ce35" office:value-type="float" office:value="2956" calcext:value-type="float">
            <text:p><text:s text:c="3"/>2,956</text:p>
          </table:table-cell>
          <table:table-cell table:style-name="ce35" office:value-type="float" office:value="3182" calcext:value-type="float">
            <text:p><text:s text:c="3"/>3,182</text:p>
          </table:table-cell>
          <table:table-cell table:style-name="ce35" office:value-type="float" office:value="2008" calcext:value-type="float">
            <text:p><text:s text:c="3"/>2,008</text:p>
          </table:table-cell>
          <table:table-cell table:style-name="ce35" office:value-type="float" office:value="3113" calcext:value-type="float">
            <text:p><text:s text:c="3"/>3,113</text:p>
          </table:table-cell>
          <table:table-cell table:style-name="ce35" office:value-type="float" office:value="9415" calcext:value-type="float">
            <text:p><text:s text:c="3"/>9,41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6" office:value-type="float" office:value="3" calcext:value-type="float">
            <text:p>3</text:p>
          </table:table-cell>
          <table:table-cell table:style-name="ce35" office:value-type="float" office:value="4216" calcext:value-type="float">
            <text:p><text:s text:c="3"/>4,216</text:p>
          </table:table-cell>
          <table:table-cell table:style-name="ce35" office:value-type="float" office:value="42883" calcext:value-type="float">
            <text:p><text:s text:c="3"/>42,883</text:p>
          </table:table-cell>
          <table:table-cell table:style-name="ce35" office:value-type="float" office:value="1516" calcext:value-type="float">
            <text:p><text:s text:c="3"/>1,51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89129" calcext:value-type="float">
            <text:p><text:s text:c="3"/>89,129</text:p>
          </table:table-cell>
          <table:table-cell table:style-name="ce35" office:value-type="float" office:value="3835" calcext:value-type="float">
            <text:p><text:s text:c="3"/>3,835</text:p>
          </table:table-cell>
          <table:table-cell table:style-name="ce35" office:value-type="float" office:value="9027" calcext:value-type="float">
            <text:p><text:s text:c="3"/>9,027</text:p>
          </table:table-cell>
          <table:table-cell table:style-name="ce35" office:value-type="float" office:value="6122" calcext:value-type="float">
            <text:p><text:s text:c="3"/>6,122</text:p>
          </table:table-cell>
          <table:table-cell table:style-name="ce35" office:value-type="float" office:value="5681" calcext:value-type="float">
            <text:p><text:s text:c="3"/>5,681</text:p>
          </table:table-cell>
          <table:table-cell table:style-name="ce35" office:value-type="float" office:value="4313" calcext:value-type="float">
            <text:p><text:s text:c="3"/>4,313</text:p>
          </table:table-cell>
          <table:table-cell table:style-name="ce35" office:value-type="float" office:value="1917" calcext:value-type="float">
            <text:p><text:s text:c="3"/>1,917</text:p>
          </table:table-cell>
          <table:table-cell table:style-name="ce35" office:value-type="float" office:value="2767" calcext:value-type="float">
            <text:p><text:s text:c="3"/>2,767</text:p>
          </table:table-cell>
          <table:table-cell table:style-name="ce35" office:value-type="float" office:value="7859" calcext:value-type="float">
            <text:p><text:s text:c="3"/>7,859</text:p>
          </table:table-cell>
          <table:table-cell table:style-name="ce35" office:value-type="float" office:value="461" calcext:value-type="float">
            <text:p><text:s text:c="3"/>461</text:p>
          </table:table-cell>
          <table:table-cell table:style-name="ce36" office:value-type="float" office:value="0" calcext:value-type="float">
            <text:p>-</text:p>
          </table:table-cell>
          <table:table-cell table:style-name="ce35" office:value-type="float" office:value="4216" calcext:value-type="float">
            <text:p><text:s text:c="3"/>4,216</text:p>
          </table:table-cell>
          <table:table-cell table:style-name="ce35" office:value-type="float" office:value="42883" calcext:value-type="float">
            <text:p><text:s text:c="3"/>42,883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9" office:value-type="float" office:value="837" calcext:value-type="float">
            <text:p><text:s text:c="3"/>837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0500" calcext:value-type="float">
            <text:p><text:s text:c="3"/>40,500</text:p>
          </table:table-cell>
          <table:table-cell table:style-name="ce35" office:value-type="float" office:value="1429" calcext:value-type="float">
            <text:p><text:s text:c="3"/>1,429</text:p>
          </table:table-cell>
          <table:table-cell table:style-name="ce35" office:value-type="float" office:value="4189" calcext:value-type="float">
            <text:p><text:s text:c="3"/>4,189</text:p>
          </table:table-cell>
          <table:table-cell table:style-name="ce35" office:value-type="float" office:value="3863" calcext:value-type="float">
            <text:p><text:s text:c="3"/>3,863</text:p>
          </table:table-cell>
          <table:table-cell table:style-name="ce35" office:value-type="float" office:value="1322" calcext:value-type="float">
            <text:p><text:s text:c="3"/>1,322</text:p>
          </table:table-cell>
          <table:table-cell table:style-name="ce35" office:value-type="float" office:value="1415" calcext:value-type="float">
            <text:p><text:s text:c="3"/>1,415</text:p>
          </table:table-cell>
          <table:table-cell table:style-name="ce35" office:value-type="float" office:value="916" calcext:value-type="float">
            <text:p><text:s text:c="3"/>916</text:p>
          </table:table-cell>
          <table:table-cell table:style-name="ce35" office:value-type="float" office:value="1449" calcext:value-type="float">
            <text:p><text:s text:c="3"/>1,449</text:p>
          </table:table-cell>
          <table:table-cell table:style-name="ce35" office:value-type="float" office:value="4327" calcext:value-type="float">
            <text:p><text:s text:c="3"/>4,327</text:p>
          </table:table-cell>
          <table:table-cell table:style-name="ce35" office:value-type="float" office:value="252" calcext:value-type="float">
            <text:p><text:s text:c="3"/>252</text:p>
          </table:table-cell>
          <table:table-cell table:style-name="ce37" office:value-type="float" office:value="2" calcext:value-type="float">
            <text:p>2</text:p>
          </table:table-cell>
          <table:table-cell table:style-name="ce35" office:value-type="float" office:value="1831" calcext:value-type="float">
            <text:p><text:s text:c="3"/>1,831</text:p>
          </table:table-cell>
          <table:table-cell table:style-name="ce35" office:value-type="float" office:value="19102" calcext:value-type="float">
            <text:p><text:s text:c="3"/>19,102</text:p>
          </table:table-cell>
          <table:table-cell table:style-name="ce35" office:value-type="float" office:value="398" calcext:value-type="float">
            <text:p><text:s text:c="3"/>39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0348" calcext:value-type="float">
            <text:p><text:s text:c="3"/>40,348</text:p>
          </table:table-cell>
          <table:table-cell table:style-name="ce35" office:value-type="float" office:value="1662" calcext:value-type="float">
            <text:p><text:s text:c="3"/>1,662</text:p>
          </table:table-cell>
          <table:table-cell table:style-name="ce35" office:value-type="float" office:value="4261" calcext:value-type="float">
            <text:p><text:s text:c="3"/>4,261</text:p>
          </table:table-cell>
          <table:table-cell table:style-name="ce35" office:value-type="float" office:value="2738" calcext:value-type="float">
            <text:p><text:s text:c="3"/>2,738</text:p>
          </table:table-cell>
          <table:table-cell table:style-name="ce35" office:value-type="float" office:value="2659" calcext:value-type="float">
            <text:p><text:s text:c="3"/>2,659</text:p>
          </table:table-cell>
          <table:table-cell table:style-name="ce35" office:value-type="float" office:value="1947" calcext:value-type="float">
            <text:p><text:s text:c="3"/>1,947</text:p>
          </table:table-cell>
          <table:table-cell table:style-name="ce35" office:value-type="float" office:value="873" calcext:value-type="float">
            <text:p><text:s text:c="3"/>873</text:p>
          </table:table-cell>
          <table:table-cell table:style-name="ce35" office:value-type="float" office:value="1291" calcext:value-type="float">
            <text:p><text:s text:c="3"/>1,291</text:p>
          </table:table-cell>
          <table:table-cell table:style-name="ce35" office:value-type="float" office:value="3715" calcext:value-type="float">
            <text:p><text:s text:c="3"/>3,715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style-name="ce37" office:value-type="float" office:value="0" calcext:value-type="float">
            <text:p>-</text:p>
          </table:table-cell>
          <table:table-cell table:style-name="ce35" office:value-type="float" office:value="1831" calcext:value-type="float">
            <text:p><text:s text:c="3"/>1,831</text:p>
          </table:table-cell>
          <table:table-cell table:style-name="ce35" office:value-type="float" office:value="19102" calcext:value-type="float">
            <text:p><text:s text:c="3"/>19,102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style-name="ce58" office:value-type="float" office:value="152" calcext:value-type="float">
            <text:p><text:s text:c="3"/>152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5" office:value-type="float" office:value="49466" calcext:value-type="float">
            <text:p><text:s text:c="3"/>49,466</text:p>
          </table:table-cell>
          <table:table-cell table:style-name="ce35" office:value-type="float" office:value="1757" calcext:value-type="float">
            <text:p><text:s text:c="3"/>1,757</text:p>
          </table:table-cell>
          <table:table-cell table:style-name="ce35" office:value-type="float" office:value="4794" calcext:value-type="float">
            <text:p><text:s text:c="3"/>4,794</text:p>
          </table:table-cell>
          <table:table-cell table:style-name="ce35" office:value-type="float" office:value="4159" calcext:value-type="float">
            <text:p><text:s text:c="3"/>4,159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767" calcext:value-type="float">
            <text:p><text:s text:c="3"/>1,767</text:p>
          </table:table-cell>
          <table:table-cell table:style-name="ce35" office:value-type="float" office:value="1092" calcext:value-type="float">
            <text:p><text:s text:c="3"/>1,092</text:p>
          </table:table-cell>
          <table:table-cell table:style-name="ce35" office:value-type="float" office:value="1664" calcext:value-type="float">
            <text:p><text:s text:c="3"/>1,664</text:p>
          </table:table-cell>
          <table:table-cell table:style-name="ce35" office:value-type="float" office:value="5088" calcext:value-type="float">
            <text:p><text:s text:c="3"/>5,088</text:p>
          </table:table-cell>
          <table:table-cell table:style-name="ce35" office:value-type="float" office:value="216" calcext:value-type="float">
            <text:p><text:s text:c="3"/>216</text:p>
          </table:table-cell>
          <table:table-cell table:style-name="ce38" office:value-type="float" office:value="1" calcext:value-type="float">
            <text:p>1</text:p>
          </table:table-cell>
          <table:table-cell table:style-name="ce35" office:value-type="float" office:value="2385" calcext:value-type="float">
            <text:p><text:s text:c="3"/>2,385</text:p>
          </table:table-cell>
          <table:table-cell table:style-name="ce35" office:value-type="float" office:value="23781" calcext:value-type="float">
            <text:p><text:s text:c="3"/>23,781</text:p>
          </table:table-cell>
          <table:table-cell table:style-name="ce35" office:value-type="float" office:value="1118" calcext:value-type="float">
            <text:p><text:s text:c="3"/>1,118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48781" calcext:value-type="float">
            <text:p><text:s text:c="3"/>48,781</text:p>
          </table:table-cell>
          <table:table-cell table:style-name="ce35" office:value-type="float" office:value="2173" calcext:value-type="float">
            <text:p><text:s text:c="3"/>2,173</text:p>
          </table:table-cell>
          <table:table-cell table:style-name="ce35" office:value-type="float" office:value="4766" calcext:value-type="float">
            <text:p><text:s text:c="3"/>4,766</text:p>
          </table:table-cell>
          <table:table-cell table:style-name="ce35" office:value-type="float" office:value="3384" calcext:value-type="float">
            <text:p><text:s text:c="3"/>3,384</text:p>
          </table:table-cell>
          <table:table-cell table:style-name="ce35" office:value-type="float" office:value="3022" calcext:value-type="float">
            <text:p><text:s text:c="3"/>3,022</text:p>
          </table:table-cell>
          <table:table-cell table:style-name="ce35" office:value-type="float" office:value="2366" calcext:value-type="float">
            <text:p><text:s text:c="3"/>2,366</text:p>
          </table:table-cell>
          <table:table-cell table:style-name="ce35" office:value-type="float" office:value="1044" calcext:value-type="float">
            <text:p><text:s text:c="3"/>1,044</text:p>
          </table:table-cell>
          <table:table-cell table:style-name="ce35" office:value-type="float" office:value="1476" calcext:value-type="float">
            <text:p><text:s text:c="3"/>1,476</text:p>
          </table:table-cell>
          <table:table-cell table:style-name="ce35" office:value-type="float" office:value="4144" calcext:value-type="float">
            <text:p><text:s text:c="3"/>4,144</text:p>
          </table:table-cell>
          <table:table-cell table:style-name="ce35" office:value-type="float" office:value="212" calcext:value-type="float">
            <text:p><text:s text:c="3"/>212</text:p>
          </table:table-cell>
          <table:table-cell table:style-name="ce38" office:value-type="float" office:value="0" calcext:value-type="float">
            <text:p>-</text:p>
          </table:table-cell>
          <table:table-cell table:style-name="ce35" office:value-type="float" office:value="2385" calcext:value-type="float">
            <text:p><text:s text:c="3"/>2,385</text:p>
          </table:table-cell>
          <table:table-cell table:style-name="ce35" office:value-type="float" office:value="23781" calcext:value-type="float">
            <text:p><text:s text:c="3"/>23,78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59" office:value-type="float" office:value="685" calcext:value-type="float">
            <text:p><text:s text:c="3"/>68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6251" calcext:value-type="float">
            <text:p>16,251</text:p>
          </table:table-cell>
          <table:table-cell table:style-name="ce36" office:value-type="float" office:value="654" calcext:value-type="float">
            <text:p>65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991" calcext:value-type="float">
            <text:p>4,991</text:p>
          </table:table-cell>
          <table:table-cell table:style-name="ce36" office:value-type="float" office:value="974" calcext:value-type="float">
            <text:p>974</text:p>
          </table:table-cell>
          <table:table-cell table:style-name="ce36" office:value-type="float" office:value="366" calcext:value-type="float">
            <text:p>366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2006" calcext:value-type="float">
            <text:p>2,006</text:p>
          </table:table-cell>
          <table:table-cell table:style-name="ce36" office:value-type="float" office:value="132" calcext:value-type="float">
            <text:p>13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48" calcext:value-type="float">
            <text:p>6,248</text:p>
          </table:table-cell>
          <table:table-cell table:style-name="ce36" office:value-type="float" office:value="317" calcext:value-type="float">
            <text:p>31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6203" calcext:value-type="float">
            <text:p>16,203</text:p>
          </table:table-cell>
          <table:table-cell table:style-name="ce36" office:value-type="float" office:value="962" calcext:value-type="float">
            <text:p>96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677" calcext:value-type="float">
            <text:p>3,677</text:p>
          </table:table-cell>
          <table:table-cell table:style-name="ce36" office:value-type="float" office:value="2135" calcext:value-type="float">
            <text:p>2,135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1983" calcext:value-type="float">
            <text:p>1,983</text:p>
          </table:table-cell>
          <table:table-cell table:style-name="ce36" office:value-type="float" office:value="137" calcext:value-type="float">
            <text:p>1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248" calcext:value-type="float">
            <text:p>6,24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9" calcext:value-type="float">
            <text:p>9</text:p>
          </table:table-cell>
          <table:table-cell table:style-name="ce60" office:value-type="float" office:value="48" calcext:value-type="float">
            <text:p>48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7425" calcext:value-type="float">
            <text:p>7,425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436" calcext:value-type="float">
            <text:p>2,436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918" calcext:value-type="float">
            <text:p>918</text:p>
          </table:table-cell>
          <table:table-cell table:style-name="ce37" office:value-type="float" office:value="78" calcext:value-type="float">
            <text:p>7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74" calcext:value-type="float">
            <text:p>2,77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389" calcext:value-type="float">
            <text:p>7,389</text:p>
          </table:table-cell>
          <table:table-cell table:style-name="ce37" office:value-type="float" office:value="424" calcext:value-type="float">
            <text:p>42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644" calcext:value-type="float">
            <text:p>1,644</text:p>
          </table:table-cell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988" calcext:value-type="float">
            <text:p>988</text:p>
          </table:table-cell>
          <table:table-cell table:style-name="ce37" office:value-type="float" office:value="71" calcext:value-type="float">
            <text:p>7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774" calcext:value-type="float">
            <text:p>2,7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36" calcext:value-type="float">
            <text:p>36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6" office:value-type="string" calcext:value-type="string">
            <text:p>女</text:p>
          </table:table-cell>
          <table:table-cell table:style-name="ce38" office:value-type="float" office:value="8826" calcext:value-type="float">
            <text:p>8,826</text:p>
          </table:table-cell>
          <table:table-cell table:style-name="ce38" office:value-type="float" office:value="364" calcext:value-type="float">
            <text:p>36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55" calcext:value-type="float">
            <text:p>2,555</text:p>
          </table:table-cell>
          <table:table-cell table:style-name="ce38" office:value-type="float" office:value="549" calcext:value-type="float">
            <text:p>549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088" calcext:value-type="float">
            <text:p>1,088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814" calcext:value-type="float">
            <text:p>8,814</text:p>
          </table:table-cell>
          <table:table-cell table:style-name="ce38" office:value-type="float" office:value="538" calcext:value-type="float">
            <text:p>5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33" calcext:value-type="float">
            <text:p>2,033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995" calcext:value-type="float">
            <text:p>995</text:p>
          </table:table-cell>
          <table:table-cell table:style-name="ce38" office:value-type="float" office:value="66" calcext:value-type="float">
            <text:p>6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474" calcext:value-type="float">
            <text:p>3,47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61" office:value-type="float" office:value="12" calcext:value-type="float">
            <text:p>12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4" office:value-type="string" calcext:value-type="string">
            <text:p>計</text:p>
          </table:table-cell>
          <table:table-cell table:style-name="ce36" office:value-type="float" office:value="12194" calcext:value-type="float">
            <text:p>12,194</text:p>
          </table:table-cell>
          <table:table-cell table:style-name="ce36" office:value-type="float" office:value="1027" calcext:value-type="float">
            <text:p>1,027</text:p>
          </table:table-cell>
          <table:table-cell table:style-name="ce36" office:value-type="float" office:value="3677" calcext:value-type="float">
            <text:p>3,677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1123" calcext:value-type="float">
            <text:p>1,12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79" calcext:value-type="float">
            <text:p>4,779</text:p>
          </table:table-cell>
          <table:table-cell table:style-name="ce36" office:value-type="float" office:value="262" calcext:value-type="float">
            <text:p>26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3982" calcext:value-type="float">
            <text:p>13,982</text:p>
          </table:table-cell>
          <table:table-cell table:style-name="ce36" office:value-type="float" office:value="1174" calcext:value-type="float">
            <text:p>1,174</text:p>
          </table:table-cell>
          <table:table-cell table:style-name="ce36" office:value-type="float" office:value="4991" calcext:value-type="float">
            <text:p>4,991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03" calcext:value-type="float">
            <text:p>1,003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168" calcext:value-type="float">
            <text:p>1,168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779" calcext:value-type="float">
            <text:p>4,77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-1788" calcext:value-type="float">
            <text:p><text:s/>－1,788</text:p>
          </table:table-cell>
          <table:table-cell table:style-name="ce68" table:number-columns-repeated="991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468" calcext:value-type="float">
            <text:p>5,468</text:p>
          </table:table-cell>
          <table:table-cell table:style-name="ce37" office:value-type="float" office:value="461" calcext:value-type="float">
            <text:p>461</text:p>
          </table:table-cell>
          <table:table-cell table:style-name="ce37" office:value-type="float" office:value="1644" calcext:value-type="float">
            <text:p>1,64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508" calcext:value-type="float">
            <text:p>508</text:p>
          </table:table-cell>
          <table:table-cell table:style-name="ce37" office:value-type="float" office:value="29" calcext:value-type="float">
            <text:p>2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70" calcext:value-type="float">
            <text:p>2,170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537" calcext:value-type="float">
            <text:p>6,537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office:value-type="float" office:value="2436" calcext:value-type="float">
            <text:p>2,436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31" calcext:value-type="float">
            <text:p>3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170" calcext:value-type="float">
            <text:p>2,170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61" office:value-type="float" office:value="-1069" calcext:value-type="float">
            <text:p><text:s/>－1,069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6726" calcext:value-type="float">
            <text:p>6,726</text:p>
          </table:table-cell>
          <table:table-cell table:style-name="ce38" office:value-type="float" office:value="566" calcext:value-type="float">
            <text:p>566</text:p>
          </table:table-cell>
          <table:table-cell table:style-name="ce38" office:value-type="float" office:value="2033" calcext:value-type="float">
            <text:p>2,03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615" calcext:value-type="float">
            <text:p>615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09" calcext:value-type="float">
            <text:p>2,609</text:p>
          </table:table-cell>
          <table:table-cell table:style-name="ce38" office:value-type="float" office:value="164" calcext:value-type="float">
            <text:p>164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445" calcext:value-type="float">
            <text:p>7,445</text:p>
          </table:table-cell>
          <table:table-cell table:style-name="ce38" office:value-type="float" office:value="674" calcext:value-type="float">
            <text:p>674</text:p>
          </table:table-cell>
          <table:table-cell table:style-name="ce38" office:value-type="float" office:value="2555" calcext:value-type="float">
            <text:p>2,5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606" calcext:value-type="float">
            <text:p>606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609" calcext:value-type="float">
            <text:p>2,60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61" office:value-type="float" office:value="-719" calcext:value-type="float">
            <text:p><text:s/>－719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0431" calcext:value-type="float">
            <text:p>10,431</text:p>
          </table:table-cell>
          <table:table-cell table:style-name="ce36" office:value-type="float" office:value="253" calcext:value-type="float">
            <text:p>253</text:p>
          </table:table-cell>
          <table:table-cell table:style-name="ce36" office:value-type="float" office:value="2135" calcext:value-type="float">
            <text:p>2,135</text:p>
          </table:table-cell>
          <table:table-cell table:style-name="ce36" office:value-type="float" office:value="1003" calcext:value-type="float">
            <text:p>1,003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15" calcext:value-type="float">
            <text:p>315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1725" calcext:value-type="float">
            <text:p>1,725</text:p>
          </table:table-cell>
          <table:table-cell table:style-name="ce36" office:value-type="float" office:value="89" calcext:value-type="float">
            <text:p>8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306" calcext:value-type="float">
            <text:p>4,306</text:p>
          </table:table-cell>
          <table:table-cell table:style-name="ce36" office:value-type="float" office:value="188" calcext:value-type="float">
            <text:p>18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7535" calcext:value-type="float">
            <text:p>7,535</text:p>
          </table:table-cell>
          <table:table-cell table:style-name="ce36" office:value-type="float" office:value="267" calcext:value-type="float">
            <text:p>267</text:p>
          </table:table-cell>
          <table:table-cell table:style-name="ce36" office:value-type="float" office:value="974" calcext:value-type="float">
            <text:p>974</text:p>
          </table:table-cell>
          <table:table-cell table:style-name="ce36" office:value-type="float" office:value="475" calcext:value-type="float">
            <text:p>47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933" calcext:value-type="float">
            <text:p>933</text:p>
          </table:table-cell>
          <table:table-cell table:style-name="ce36" office:value-type="float" office:value="68" calcext:value-type="float">
            <text:p>68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4306" calcext:value-type="float">
            <text:p>4,306</text:p>
          </table:table-cell>
          <table:table-cell table:number-columns-repeated="2" table:style-name="ce36" office:value-type="float" office:value="3" calcext:value-type="float">
            <text:p>3</text:p>
          </table:table-cell>
          <table:table-cell table:style-name="ce60" office:value-type="float" office:value="2896" calcext:value-type="float">
            <text:p>2,89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桃園市" calcext:value-type="string">
            <text:p><text:s/>桃園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694" calcext:value-type="float">
            <text:p>4,694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982" calcext:value-type="float">
            <text:p>982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827" calcext:value-type="float">
            <text:p>827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82" calcext:value-type="float">
            <text:p>1,882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319" calcext:value-type="float">
            <text:p>3,31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office:value-type="float" office:value="28" calcext:value-type="float">
            <text:p>2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882" calcext:value-type="float">
            <text:p>1,88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61" office:value-type="float" office:value="1375" calcext:value-type="float">
            <text:p>1,37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5737" calcext:value-type="float">
            <text:p>5,737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153" calcext:value-type="float">
            <text:p>1,153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898" calcext:value-type="float">
            <text:p>898</text:p>
          </table:table-cell>
          <table:table-cell table:style-name="ce38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24" calcext:value-type="float">
            <text:p>2,424</text:p>
          </table:table-cell>
          <table:table-cell table:style-name="ce38" office:value-type="float" office:value="138" calcext:value-type="float">
            <text:p>13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216" calcext:value-type="float">
            <text:p>4,216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549" calcext:value-type="float">
            <text:p>549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424" calcext:value-type="float">
            <text:p>2,42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1521" calcext:value-type="float">
            <text:p>1,52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6" office:value-type="float" office:value="11612" calcext:value-type="float">
            <text:p>11,612</text:p>
          </table:table-cell>
          <table:table-cell table:style-name="ce36" office:value-type="float" office:value="282" calcext:value-type="float">
            <text:p>282</text:p>
          </table:table-cell>
          <table:table-cell table:style-name="ce36" office:value-type="float" office:value="538" calcext:value-type="float">
            <text:p>538</text:p>
          </table:table-cell>
          <table:table-cell table:style-name="ce36" office:value-type="float" office:value="469" calcext:value-type="float">
            <text:p>469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2500" calcext:value-type="float">
            <text:p>2,500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43" calcext:value-type="float">
            <text:p>6,843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0344" calcext:value-type="float">
            <text:p>10,344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float" office:value="366" calcext:value-type="float">
            <text:p>366</text:p>
          </table:table-cell>
          <table:table-cell table:number-columns-repeated="2" table:style-name="ce36" office:value-type="float" office:value="315" calcext:value-type="float">
            <text:p>315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780" calcext:value-type="float">
            <text:p>1,78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843" calcext:value-type="float">
            <text:p>6,843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60" office:value-type="float" office:value="1268" calcext:value-type="float">
            <text:p>1,268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5166" calcext:value-type="float">
            <text:p>5,166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220" calcext:value-type="float">
            <text:p>220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1121" calcext:value-type="float">
            <text:p>1,121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47" calcext:value-type="float">
            <text:p>3,0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09" calcext:value-type="float">
            <text:p>4,609</text:p>
          </table:table-cell>
          <table:table-cell table:style-name="ce37" office:value-type="float" office:value="142" calcext:value-type="float">
            <text:p>14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782" calcext:value-type="float">
            <text:p>782</text:p>
          </table:table-cell>
          <table:table-cell table:style-name="ce37" office:value-type="float" office:value="20" calcext:value-type="float">
            <text:p>20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47" calcext:value-type="float">
            <text:p>3,0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61" office:value-type="float" office:value="557" calcext:value-type="float">
            <text:p>557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6446" calcext:value-type="float">
            <text:p>6,446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285" calcext:value-type="float">
            <text:p>285</text:p>
          </table:table-cell>
          <table:table-cell table:style-name="ce38" office:value-type="float" office:value="249" calcext:value-type="float">
            <text:p>249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1379" calcext:value-type="float">
            <text:p>1,379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96" calcext:value-type="float">
            <text:p>3,796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735" calcext:value-type="float">
            <text:p>5,735</text:p>
          </table:table-cell>
          <table:table-cell table:style-name="ce38" office:value-type="float" office:value="165" calcext:value-type="float">
            <text:p>165</text:p>
          </table:table-cell>
          <table:table-cell table:style-name="ce38" office:value-type="float" office:value="210" calcext:value-type="float">
            <text:p>210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998" calcext:value-type="float">
            <text:p>998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796" calcext:value-type="float">
            <text:p>3,79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61" office:value-type="float" office:value="711" calcext:value-type="float">
            <text:p>711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6043" calcext:value-type="float">
            <text:p>6,043</text:p>
          </table:table-cell>
          <table:table-cell table:style-name="ce36" office:value-type="float" office:value="171" calcext:value-type="float">
            <text:p>171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697" calcext:value-type="float">
            <text:p>697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9" calcext:value-type="float">
            <text:p>3,869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037" calcext:value-type="float">
            <text:p>6,037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229" calcext:value-type="float">
            <text:p>229</text:p>
          </table:table-cell>
          <table:table-cell table:style-name="ce36" office:value-type="float" office:value="200" calcext:value-type="float">
            <text:p>20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float" office:value="219" calcext:value-type="float">
            <text:p>21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566" calcext:value-type="float">
            <text:p>566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3869" calcext:value-type="float">
            <text:p>3,869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2664" calcext:value-type="float">
            <text:p>2,664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94" calcext:value-type="float">
            <text:p>1,694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673" calcext:value-type="float">
            <text:p>2,673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11" calcext:value-type="float">
            <text:p>11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1694" calcext:value-type="float">
            <text:p>1,69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9" calcext:value-type="float">
            <text:p><text:s/>－9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38" office:value-type="float" office:value="3379" calcext:value-type="float">
            <text:p>3,379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104" calcext:value-type="float">
            <text:p>104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92" calcext:value-type="float">
            <text:p>392</text:p>
          </table:table-cell>
          <table:table-cell table:style-name="ce38" office:value-type="float" office:value="9" calcext:value-type="float">
            <text:p>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75" calcext:value-type="float">
            <text:p>2,17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64" calcext:value-type="float">
            <text:p>3,364</text:p>
          </table:table-cell>
          <table:table-cell table:style-name="ce38" office:value-type="float" office:value="96" calcext:value-type="float">
            <text:p>96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05" calcext:value-type="float">
            <text:p>105</text:p>
          </table:table-cell>
          <table:table-cell table:style-name="ce38" office:value-type="float" office:value="91" calcext:value-type="float">
            <text:p>91</text:p>
          </table:table-cell>
          <table:table-cell table:style-name="ce38" office:value-type="float" office:value="117" calcext:value-type="float">
            <text:p>1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175" calcext:value-type="float">
            <text:p>2,17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61" office:value-type="float" office:value="15" calcext:value-type="float">
            <text:p>15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6" office:value-type="float" office:value="10146" calcext:value-type="float">
            <text:p>10,146</text:p>
          </table:table-cell>
          <table:table-cell table:style-name="ce36" office:value-type="float" office:value="319" calcext:value-type="float">
            <text:p>319</text:p>
          </table:table-cell>
          <table:table-cell table:style-name="ce36" office:value-type="float" office:value="314" calcext:value-type="float">
            <text:p>314</text:p>
          </table:table-cell>
          <table:table-cell table:style-name="ce36" office:value-type="float" office:value="190" calcext:value-type="float">
            <text:p>190</text:p>
          </table:table-cell>
          <table:table-cell table:style-name="ce36" office:value-type="float" office:value="159" calcext:value-type="float">
            <text:p>159</text:p>
          </table:table-cell>
          <table:table-cell table:style-name="ce36" office:value-type="float" office:value="199" calcext:value-type="float">
            <text:p>199</text:p>
          </table:table-cell>
          <table:table-cell table:style-name="ce36" office:value-type="float" office:value="604" calcext:value-type="float">
            <text:p>604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258" calcext:value-type="float">
            <text:p>1,258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924" calcext:value-type="float">
            <text:p>6,924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0427" calcext:value-type="float">
            <text:p>10,427</text:p>
          </table:table-cell>
          <table:table-cell table:style-name="ce36" office:value-type="float" office:value="387" calcext:value-type="float">
            <text:p>387</text:p>
          </table:table-cell>
          <table:table-cell table:style-name="ce36" office:value-type="float" office:value="329" calcext:value-type="float">
            <text:p>329</text:p>
          </table:table-cell>
          <table:table-cell table:style-name="ce36" office:value-type="float" office:value="273" calcext:value-type="float">
            <text:p>273</text:p>
          </table:table-cell>
          <table:table-cell table:style-name="ce36" office:value-type="float" office:value="246" calcext:value-type="float">
            <text:p>246</text:p>
          </table:table-cell>
          <table:table-cell table:style-name="ce36" office:value-type="float" office:value="324" calcext:value-type="float">
            <text:p>324</text:p>
          </table:table-cell>
          <table:table-cell table:style-name="ce36" office:value-type="float" office:value="552" calcext:value-type="float">
            <text:p>552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1346" calcext:value-type="float">
            <text:p>1,346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6924" calcext:value-type="float">
            <text:p>6,92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-</text:p>
          </table:table-cell>
          <table:table-cell table:style-name="ce60" office:value-type="float" office:value="-281" calcext:value-type="float">
            <text:p><text:s/>－281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8" office:value-type="string" calcext:value-type="string">
            <text:p>男</text:p>
          </table:table-cell>
          <table:table-cell table:style-name="ce37" office:value-type="float" office:value="4552" calcext:value-type="float">
            <text:p>4,55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583" calcext:value-type="float">
            <text:p>583</text:p>
          </table:table-cell>
          <table:table-cell table:style-name="ce37" office:value-type="float" office:value="24" calcext:value-type="float">
            <text:p>24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74" calcext:value-type="float">
            <text:p>3,074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4692" calcext:value-type="float">
            <text:p>4,692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3074" calcext:value-type="float">
            <text:p>3,07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-</text:p>
          </table:table-cell>
          <table:table-cell table:style-name="ce61" office:value-type="float" office:value="-140" calcext:value-type="float">
            <text:p><text:s/>－140</text:p>
          </table:table-cell>
          <table:table-cell table:style-name="ce68" table:number-columns-repeated="991"/>
        </table:table-row>
        <table:table-row table:style-name="ro5">
          <table:table-cell table:style-name="ce9"/>
          <table:table-cell table:style-name="ce29" office:value-type="string" calcext:value-type="string">
            <text:p>女</text:p>
          </table:table-cell>
          <table:table-cell table:style-name="ce38" office:value-type="float" office:value="5594" calcext:value-type="float">
            <text:p>5,594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01" calcext:value-type="float">
            <text:p>101</text:p>
          </table:table-cell>
          <table:table-cell table:style-name="ce38" office:value-type="float" office:value="86" calcext:value-type="float">
            <text:p>86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75" calcext:value-type="float">
            <text:p>675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0" calcext:value-type="float">
            <text:p>3,850</text:p>
          </table:table-cell>
          <table:table-cell table:style-name="ce38" office:value-type="float" office:value="102" calcext:value-type="float">
            <text:p>10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735" calcext:value-type="float">
            <text:p>5,735</text:p>
          </table:table-cell>
          <table:table-cell table:style-name="ce38" office:value-type="float" office:value="220" calcext:value-type="float">
            <text:p>220</text:p>
          </table:table-cell>
          <table:table-cell table:style-name="ce38" office:value-type="float" office:value="186" calcext:value-type="float">
            <text:p>186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185" calcext:value-type="float">
            <text:p>185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12" calcext:value-type="float">
            <text:p>712</text:p>
          </table:table-cell>
          <table:table-cell table:style-name="ce38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3850" calcext:value-type="float">
            <text:p>3,85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61" office:value-type="float" office:value="-141" calcext:value-type="float">
            <text:p><text:s/>－141</text:p>
          </table:table-cell>
          <table:table-cell table:style-name="ce68" table:number-columns-repeated="991"/>
        </table:table-row>
        <table:table-row table:style-name="ro5">
          <table:table-cell table:style-name="ce11"/>
          <table:table-cell table:style-name="ce27" office:value-type="string" calcext:value-type="string">
            <text:p>計</text:p>
          </table:table-cell>
          <table:table-cell table:style-name="ce39" office:value-type="float" office:value="22556" calcext:value-type="float">
            <text:p><text:s text:c="3"/>22,556</text:p>
          </table:table-cell>
          <table:table-cell table:style-name="ce39" office:value-type="float" office:value="474" calcext:value-type="float">
            <text:p><text:s text:c="3"/>474</text:p>
          </table:table-cell>
          <table:table-cell table:style-name="ce39" office:value-type="float" office:value="1983" calcext:value-type="float">
            <text:p><text:s text:c="3"/>1,983</text:p>
          </table:table-cell>
          <table:table-cell table:style-name="ce39" office:value-type="float" office:value="1168" calcext:value-type="float">
            <text:p><text:s text:c="3"/>1,168</text:p>
          </table:table-cell>
          <table:table-cell table:style-name="ce39" office:value-type="float" office:value="933" calcext:value-type="float">
            <text:p><text:s text:c="3"/>933</text:p>
          </table:table-cell>
          <table:table-cell table:style-name="ce39" office:value-type="float" office:value="1780" calcext:value-type="float">
            <text:p><text:s text:c="3"/>1,780</text:p>
          </table:table-cell>
          <table:table-cell table:style-name="ce39" office:value-type="float" office:value="566" calcext:value-type="float">
            <text:p><text:s text:c="3"/>566</text:p>
          </table:table-cell>
          <table:table-cell table:style-name="ce39" office:value-type="float" office:value="1346" calcext:value-type="float">
            <text:p><text:s text:c="3"/>1,34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214" calcext:value-type="float">
            <text:p><text:s text:c="3"/>4,214</text:p>
          </table:table-cell>
          <table:table-cell table:style-name="ce39" office:value-type="float" office:value="9663" calcext:value-type="float">
            <text:p><text:s text:c="3"/>9,663</text:p>
          </table:table-cell>
          <table:table-cell table:style-name="ce39" office:value-type="float" office:value="345" calcext:value-type="float">
            <text:p><text:s text:c="3"/>34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3866" calcext:value-type="float">
            <text:p><text:s text:c="3"/>23,866</text:p>
          </table:table-cell>
          <table:table-cell table:style-name="ce39" office:value-type="float" office:value="565" calcext:value-type="float">
            <text:p><text:s text:c="3"/>565</text:p>
          </table:table-cell>
          <table:table-cell table:style-name="ce39" office:value-type="float" office:value="2006" calcext:value-type="float">
            <text:p><text:s text:c="3"/>2,006</text:p>
          </table:table-cell>
          <table:table-cell table:style-name="ce39" office:value-type="float" office:value="1123" calcext:value-type="float">
            <text:p><text:s text:c="3"/>1,123</text:p>
          </table:table-cell>
          <table:table-cell table:style-name="ce39" office:value-type="float" office:value="1725" calcext:value-type="float">
            <text:p><text:s text:c="3"/>1,725</text:p>
          </table:table-cell>
          <table:table-cell table:style-name="ce39" office:value-type="float" office:value="2500" calcext:value-type="float">
            <text:p><text:s text:c="3"/>2,500</text:p>
          </table:table-cell>
          <table:table-cell table:style-name="ce39" office:value-type="float" office:value="697" calcext:value-type="float">
            <text:p><text:s text:c="3"/>697</text:p>
          </table:table-cell>
          <table:table-cell table:style-name="ce39" office:value-type="float" office:value="1258" calcext:value-type="float">
            <text:p><text:s text:c="3"/>1,258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106" calcext:value-type="float">
            <text:p><text:s text:c="3"/>106</text:p>
          </table:table-cell>
          <table:table-cell table:style-name="ce36" office:value-type="float" office:value="0" calcext:value-type="float">
            <text:p>-</text:p>
          </table:table-cell>
          <table:table-cell table:style-name="ce39" office:value-type="float" office:value="4214" calcext:value-type="float">
            <text:p><text:s text:c="3"/>4,214</text:p>
          </table:table-cell>
          <table:table-cell table:style-name="ce39" office:value-type="float" office:value="9663" calcext:value-type="float">
            <text:p><text:s text:c="3"/>9,66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0" office:value-type="float" office:value="-1310" calcext:value-type="float">
            <text:p><text:s/>－1,310</text:p>
          </table:table-cell>
          <table:table-cell table:style-name="ce68" table:number-columns-repeated="991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10150" calcext:value-type="float">
            <text:p><text:s text:c="3"/>10,150</text:p>
          </table:table-cell>
          <table:table-cell table:style-name="ce40" office:value-type="float" office:value="213" calcext:value-type="float">
            <text:p><text:s text:c="3"/>213</text:p>
          </table:table-cell>
          <table:table-cell table:style-name="ce40" office:value-type="float" office:value="988" calcext:value-type="float">
            <text:p><text:s text:c="3"/>988</text:p>
          </table:table-cell>
          <table:table-cell table:style-name="ce40" office:value-type="float" office:value="562" calcext:value-type="float">
            <text:p><text:s text:c="3"/>562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782" calcext:value-type="float">
            <text:p><text:s text:c="3"/>782</text:p>
          </table:table-cell>
          <table:table-cell table:style-name="ce40" office:value-type="float" office:value="252" calcext:value-type="float">
            <text:p><text:s text:c="3"/>252</text:p>
          </table:table-cell>
          <table:table-cell table:style-name="ce40" office:value-type="float" office:value="634" calcext:value-type="float">
            <text:p><text:s text:c="3"/>634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29" calcext:value-type="float">
            <text:p><text:s text:c="3"/>1,829</text:p>
          </table:table-cell>
          <table:table-cell table:style-name="ce40" office:value-type="float" office:value="4338" calcext:value-type="float">
            <text:p><text:s text:c="3"/>4,338</text:p>
          </table:table-cell>
          <table:table-cell table:style-name="ce40" office:value-type="float" office:value="55" calcext:value-type="float">
            <text:p><text:s text:c="3"/>55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0745" calcext:value-type="float">
            <text:p><text:s text:c="3"/>10,745</text:p>
          </table:table-cell>
          <table:table-cell table:style-name="ce40" office:value-type="float" office:value="247" calcext:value-type="float">
            <text:p><text:s text:c="3"/>247</text:p>
          </table:table-cell>
          <table:table-cell table:style-name="ce40" office:value-type="float" office:value="918" calcext:value-type="float">
            <text:p><text:s text:c="3"/>918</text:p>
          </table:table-cell>
          <table:table-cell table:style-name="ce40" office:value-type="float" office:value="508" calcext:value-type="float">
            <text:p><text:s text:c="3"/>508</text:p>
          </table:table-cell>
          <table:table-cell table:style-name="ce40" office:value-type="float" office:value="827" calcext:value-type="float">
            <text:p><text:s text:c="3"/>827</text:p>
          </table:table-cell>
          <table:table-cell table:style-name="ce40" office:value-type="float" office:value="1121" calcext:value-type="float">
            <text:p><text:s text:c="3"/>1,121</text:p>
          </table:table-cell>
          <table:table-cell table:style-name="ce40" office:value-type="float" office:value="305" calcext:value-type="float">
            <text:p><text:s text:c="3"/>305</text:p>
          </table:table-cell>
          <table:table-cell table:style-name="ce40" office:value-type="float" office:value="583" calcext:value-type="float">
            <text:p><text:s text:c="3"/>583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65" calcext:value-type="float">
            <text:p><text:s text:c="3"/>65</text:p>
          </table:table-cell>
          <table:table-cell table:style-name="ce37" office:value-type="float" office:value="0" calcext:value-type="float">
            <text:p>-</text:p>
          </table:table-cell>
          <table:table-cell table:style-name="ce40" office:value-type="float" office:value="1829" calcext:value-type="float">
            <text:p><text:s text:c="3"/>1,829</text:p>
          </table:table-cell>
          <table:table-cell table:style-name="ce40" office:value-type="float" office:value="4338" calcext:value-type="float">
            <text:p><text:s text:c="3"/>4,338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1" office:value-type="float" office:value="-595" calcext:value-type="float">
            <text:p><text:s/>－595</text:p>
          </table:table-cell>
          <table:table-cell table:style-name="ce68" table:number-columns-repeated="991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1" office:value-type="float" office:value="12406" calcext:value-type="float">
            <text:p><text:s text:c="3"/>12,406</text:p>
          </table:table-cell>
          <table:table-cell table:style-name="ce41" office:value-type="float" office:value="261" calcext:value-type="float">
            <text:p><text:s text:c="3"/>261</text:p>
          </table:table-cell>
          <table:table-cell table:style-name="ce41" office:value-type="float" office:value="995" calcext:value-type="float">
            <text:p><text:s text:c="3"/>995</text:p>
          </table:table-cell>
          <table:table-cell table:style-name="ce41" office:value-type="float" office:value="606" calcext:value-type="float">
            <text:p><text:s text:c="3"/>606</text:p>
          </table:table-cell>
          <table:table-cell table:style-name="ce41" office:value-type="float" office:value="484" calcext:value-type="float">
            <text:p><text:s text:c="3"/>484</text:p>
          </table:table-cell>
          <table:table-cell table:style-name="ce41" office:value-type="float" office:value="998" calcext:value-type="float">
            <text:p><text:s text:c="3"/>998</text:p>
          </table:table-cell>
          <table:table-cell table:style-name="ce41" office:value-type="float" office:value="314" calcext:value-type="float">
            <text:p><text:s text:c="3"/>314</text:p>
          </table:table-cell>
          <table:table-cell table:style-name="ce41" office:value-type="float" office:value="712" calcext:value-type="float">
            <text:p><text:s text:c="3"/>712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35" calcext:value-type="float">
            <text:p><text:s text:c="3"/>3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85" calcext:value-type="float">
            <text:p><text:s text:c="3"/>2,385</text:p>
          </table:table-cell>
          <table:table-cell table:style-name="ce41" office:value-type="float" office:value="5325" calcext:value-type="float">
            <text:p><text:s text:c="3"/>5,325</text:p>
          </table:table-cell>
          <table:table-cell table:style-name="ce41" office:value-type="float" office:value="290" calcext:value-type="float">
            <text:p><text:s text:c="3"/>290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13121" calcext:value-type="float">
            <text:p><text:s text:c="3"/>13,121</text:p>
          </table:table-cell>
          <table:table-cell table:style-name="ce41" office:value-type="float" office:value="318" calcext:value-type="float">
            <text:p><text:s text:c="3"/>318</text:p>
          </table:table-cell>
          <table:table-cell table:style-name="ce41" office:value-type="float" office:value="1088" calcext:value-type="float">
            <text:p><text:s text:c="3"/>1,088</text:p>
          </table:table-cell>
          <table:table-cell table:style-name="ce41" office:value-type="float" office:value="615" calcext:value-type="float">
            <text:p><text:s text:c="3"/>615</text:p>
          </table:table-cell>
          <table:table-cell table:style-name="ce41" office:value-type="float" office:value="898" calcext:value-type="float">
            <text:p><text:s text:c="3"/>898</text:p>
          </table:table-cell>
          <table:table-cell table:style-name="ce41" office:value-type="float" office:value="1379" calcext:value-type="float">
            <text:p><text:s text:c="3"/>1,379</text:p>
          </table:table-cell>
          <table:table-cell table:style-name="ce41" office:value-type="float" office:value="392" calcext:value-type="float">
            <text:p><text:s text:c="3"/>392</text:p>
          </table:table-cell>
          <table:table-cell table:style-name="ce41" office:value-type="float" office:value="675" calcext:value-type="float">
            <text:p><text:s text:c="3"/>675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-</text:p>
          </table:table-cell>
          <table:table-cell table:style-name="ce41" office:value-type="float" office:value="2385" calcext:value-type="float">
            <text:p><text:s text:c="3"/>2,385</text:p>
          </table:table-cell>
          <table:table-cell table:style-name="ce41" office:value-type="float" office:value="5325" calcext:value-type="float">
            <text:p><text:s text:c="3"/>5,325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61" office:value-type="float" office:value="-715" calcext:value-type="float">
            <text:p><text:s/>－715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34" calcext:value-type="float">
            <text:p>1,83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25" calcext:value-type="float">
            <text:p>1,82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36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1001" calcext:value-type="float">
            <text:p>1,00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9" calcext:value-type="float">
            <text:p>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59" calcext:value-type="float">
            <text:p>85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2" calcext:value-type="float">
            <text:p>83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453" calcext:value-type="float">
            <text:p>45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7" calcext:value-type="float">
            <text:p>2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975" calcext:value-type="float">
            <text:p>975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48" calcext:value-type="float">
            <text:p>54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93" calcext:value-type="float">
            <text:p>99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548" calcext:value-type="float">
            <text:p>54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407" calcext:value-type="float">
            <text:p>2,40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1" calcext:value-type="float">
            <text:p>771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51" calcext:value-type="float">
            <text:p>1,95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4" calcext:value-type="float">
            <text:p>464</text:p>
          </table:table-cell>
          <table:table-cell table:style-name="ce42" office:value-type="float" office:value="756" calcext:value-type="float">
            <text:p>7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456" calcext:value-type="float">
            <text:p>45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21" calcext:value-type="float">
            <text:p>1,12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7" calcext:value-type="float">
            <text:p>367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5" calcext:value-type="float">
            <text:p>83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330" calcext:value-type="float">
            <text:p>33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86" calcext:value-type="float">
            <text:p>28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86" calcext:value-type="float">
            <text:p>1,28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4" calcext:value-type="float">
            <text:p>404</text:p>
          </table:table-cell>
          <table:table-cell table:style-name="ce44" office:value-type="float" office:value="426" calcext:value-type="float">
            <text:p>42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6" calcext:value-type="float">
            <text:p>1,116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426" calcext:value-type="float">
            <text:p>42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70" calcext:value-type="float">
            <text:p>170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73" calcext:value-type="float">
            <text:p>1,473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659" calcext:value-type="float">
            <text:p>65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9" calcext:value-type="float">
            <text:p>1,85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98" calcext:value-type="float">
            <text:p>198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659" calcext:value-type="float">
            <text:p>6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386" calcext:value-type="float">
            <text:p><text:s/>－386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78" calcext:value-type="float">
            <text:p>67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5" calcext:value-type="float">
            <text:p>84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311" calcext:value-type="float">
            <text:p>3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67" calcext:value-type="float">
            <text:p><text:s/>－167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95" calcext:value-type="float">
            <text:p>79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4" calcext:value-type="float">
            <text:p>1,014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3" office:value-type="float" office:value="-219" calcext:value-type="float">
            <text:p><text:s/>－219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812" calcext:value-type="float">
            <text:p>2,81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165" calcext:value-type="float">
            <text:p>16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476" calcext:value-type="float">
            <text:p>476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1418" calcext:value-type="float">
            <text:p>1,418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96" calcext:value-type="float">
            <text:p>3,19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1418" calcext:value-type="float">
            <text:p>1,4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84" calcext:value-type="float">
            <text:p><text:s/>－384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52" calcext:value-type="float">
            <text:p>1,15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618" calcext:value-type="float">
            <text:p>61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8" calcext:value-type="float">
            <text:p>1,4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618" calcext:value-type="float">
            <text:p>6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76" calcext:value-type="float">
            <text:p><text:s/>－276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660" calcext:value-type="float">
            <text:p>1,660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291" calcext:value-type="float">
            <text:p>29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2" calcext:value-type="float">
            <text:p>232</text:p>
          </table:table-cell>
          <table:table-cell table:style-name="ce44" office:value-type="float" office:value="800" calcext:value-type="float">
            <text:p>800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68" calcext:value-type="float">
            <text:p>1,768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401" calcext:value-type="float">
            <text:p>401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8" calcext:value-type="float">
            <text:p>218</text:p>
          </table:table-cell>
          <table:table-cell table:style-name="ce44" office:value-type="float" office:value="800" calcext:value-type="float">
            <text:p>80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08" calcext:value-type="float">
            <text:p><text:s/>－108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39" calcext:value-type="float">
            <text:p>1,33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9" calcext:value-type="float">
            <text:p>219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8" calcext:value-type="float">
            <text:p>1,66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541" calcext:value-type="float">
            <text:p>5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329" calcext:value-type="float">
            <text:p><text:s/>－329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8" calcext:value-type="float">
            <text:p>75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55" calcext:value-type="float">
            <text:p>2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48" calcext:value-type="float">
            <text:p><text:s/>－148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29" calcext:value-type="float">
            <text:p>72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286" calcext:value-type="float">
            <text:p>28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0" calcext:value-type="float">
            <text:p>91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87" calcext:value-type="float">
            <text:p>287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286" calcext:value-type="float">
            <text:p>28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81" calcext:value-type="float">
            <text:p><text:s/>－181</text:p>
          </table:table-cell>
          <table:table-cell table:style-name="ce68" table:number-columns-repeated="991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869" calcext:value-type="float">
            <text:p>1,86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0" calcext:value-type="float">
            <text:p>320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2" calcext:value-type="float">
            <text:p>2,15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73" calcext:value-type="float">
            <text:p>273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861" calcext:value-type="float">
            <text:p>8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283" calcext:value-type="float">
            <text:p><text:s/>－283</text:p>
          </table:table-cell>
          <table:table-cell table:style-name="ce68" table:number-columns-repeated="991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843" calcext:value-type="float">
            <text:p>84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5" calcext:value-type="float">
            <text:p>96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388" calcext:value-type="float">
            <text:p>38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122" calcext:value-type="float">
            <text:p><text:s/>－122</text:p>
          </table:table-cell>
          <table:table-cell table:style-name="ce68" table:number-columns-repeated="991"/>
        </table:table-row>
        <table:table-row table:style-name="ro5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026" calcext:value-type="float">
            <text:p>1,02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473" calcext:value-type="float">
            <text:p>473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87" calcext:value-type="float">
            <text:p>1,18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6" calcext:value-type="float">
            <text:p>216</text:p>
          </table:table-cell>
          <table:table-cell table:style-name="ce44" office:value-type="float" office:value="473" calcext:value-type="float">
            <text:p>47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4" office:value-type="float" office:value="-161" calcext:value-type="float">
            <text:p><text:s/>－161</text:p>
          </table:table-cell>
          <table:table-cell table:style-name="ce68" table:number-columns-repeated="991"/>
        </table:table-row>
        <table:table-row table:style-name="ro6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353" calcext:value-type="float">
            <text:p>1,35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91" calcext:value-type="float">
            <text:p>1,391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2" calcext:value-type="float">
            <text:p>432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2" office:value-type="float" office:value="-38" calcext:value-type="float">
            <text:p><text:s/>－3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5" calcext:value-type="float">
            <text:p>6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3" office:value-type="float" office:value="-27" calcext:value-type="float">
            <text:p><text:s/>－2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765" calcext:value-type="float">
            <text:p>765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89" calcext:value-type="float">
            <text:p>289</text:p>
          </table:table-cell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76" calcext:value-type="float">
            <text:p>776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47" calcext:value-type="float">
            <text:p>247</text:p>
          </table:table-cell>
          <table:table-cell table:style-name="ce44" office:value-type="float" office:value="202" calcext:value-type="float">
            <text:p>20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1" calcext:value-type="float">
            <text:p><text:s/>－1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475" calcext:value-type="float">
            <text:p>2,47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536" calcext:value-type="float">
            <text:p>2,536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588" calcext:value-type="float">
            <text:p>58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1125" calcext:value-type="float">
            <text:p>1,1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float" office:value="-61" calcext:value-type="float">
            <text:p><text:s/>－6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1141" calcext:value-type="float">
            <text:p>1,14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76" calcext:value-type="float">
            <text:p>27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3" office:value-type="float" office:value="-18" calcext:value-type="float">
            <text:p><text:s/>－1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334" calcext:value-type="float">
            <text:p>1,33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310" calcext:value-type="float">
            <text:p>31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377" calcext:value-type="float">
            <text:p>1,377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312" calcext:value-type="float">
            <text:p>3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3" office:value-type="float" office:value="-43" calcext:value-type="float">
            <text:p><text:s/>－4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93" calcext:value-type="float">
            <text:p>693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5" calcext:value-type="float">
            <text:p>785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254" calcext:value-type="float">
            <text:p>2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92" calcext:value-type="float">
            <text:p><text:s/>－9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15" calcext:value-type="float">
            <text:p>1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115" calcext:value-type="float">
            <text:p>1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38" calcext:value-type="float">
            <text:p><text:s/>－3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75" calcext:value-type="float">
            <text:p>37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29" calcext:value-type="float">
            <text:p>429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39" calcext:value-type="float">
            <text:p>1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54" calcext:value-type="float">
            <text:p><text:s/>－54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23" calcext:value-type="float">
            <text:p>1,4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812" calcext:value-type="float">
            <text:p>81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81" calcext:value-type="float">
            <text:p>1,48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" calcext:value-type="float">
            <text:p>174</text:p>
          </table:table-cell>
          <table:table-cell table:style-name="ce42" office:value-type="float" office:value="812" calcext:value-type="float">
            <text:p>8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58" calcext:value-type="float">
            <text:p><text:s/>－5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22" calcext:value-type="float">
            <text:p>62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38" calcext:value-type="float">
            <text:p>3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42" calcext:value-type="float">
            <text:p>64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38" calcext:value-type="float">
            <text:p>3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20" calcext:value-type="float">
            <text:p><text:s/>－20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1" calcext:value-type="float">
            <text:p>80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4" calcext:value-type="float">
            <text:p>2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474" calcext:value-type="float">
            <text:p>47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9" calcext:value-type="float">
            <text:p>839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474" calcext:value-type="float">
            <text:p>47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38" calcext:value-type="float">
            <text:p><text:s/>－38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37" calcext:value-type="float">
            <text:p>37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264" calcext:value-type="float">
            <text:p>26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21" calcext:value-type="float">
            <text:p>21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2" table:style-name="ce44" office:value-type="float" office:value="5" calcext:value-type="float">
            <text:p>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9" calcext:value-type="float">
            <text:p>4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" calcext:value-type="float">
            <text:p>6</text:p>
          </table:table-cell>
          <table:table-cell table:number-columns-repeated="2"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6" calcext:value-type="float">
            <text:p>16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1418" calcext:value-type="float">
            <text:p>1,418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1" calcext:value-type="float">
            <text:p>311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643" calcext:value-type="float">
            <text:p>64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29" calcext:value-type="float">
            <text:p>1,5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643" calcext:value-type="float">
            <text:p>64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111" calcext:value-type="float">
            <text:p><text:s/>－111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614" calcext:value-type="float">
            <text:p>61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81" calcext:value-type="float">
            <text:p>28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8" calcext:value-type="float">
            <text:p>698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81" calcext:value-type="float">
            <text:p>28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84" calcext:value-type="float">
            <text:p><text:s/>－84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804" calcext:value-type="float">
            <text:p>80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362" calcext:value-type="float">
            <text:p>36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31" calcext:value-type="float">
            <text:p>83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362" calcext:value-type="float">
            <text:p>36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27" calcext:value-type="float">
            <text:p><text:s/>－27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2174" calcext:value-type="float">
            <text:p>2,174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4" calcext:value-type="float">
            <text:p>634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2" calcext:value-type="float">
            <text:p>2,042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9" calcext:value-type="float">
            <text:p>629</text:p>
          </table:table-cell>
          <table:table-cell table:style-name="ce42" office:value-type="float" office:value="876" calcext:value-type="float">
            <text:p>8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2" office:value-type="float" office:value="132" calcext:value-type="float">
            <text:p>13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968" calcext:value-type="float">
            <text:p>968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3" office:value-type="float" office:value="49" calcext:value-type="float">
            <text:p>49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1206" calcext:value-type="float">
            <text:p>1,206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7" calcext:value-type="float">
            <text:p>367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23" calcext:value-type="float">
            <text:p>1,123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64" calcext:value-type="float">
            <text:p>364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83" calcext:value-type="float">
            <text:p>8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850" calcext:value-type="float">
            <text:p>85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2" calcext:value-type="float">
            <text:p>4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7" calcext:value-type="float">
            <text:p>357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52" calcext:value-type="float">
            <text:p>1,05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5" calcext:value-type="float">
            <text:p>445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2" office:value-type="float" office:value="-202" calcext:value-type="float">
            <text:p><text:s/>－202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98" calcext:value-type="float">
            <text:p>9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8" calcext:value-type="float">
            <text:p><text:s/>－78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478" calcext:value-type="float">
            <text:p>47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02" calcext:value-type="float">
            <text:p>60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 table:style-name="ce44" office:value-type="float" office:value="26" calcext:value-type="float">
            <text:p>2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0" calcext:value-type="float">
            <text:p>260</text:p>
          </table:table-cell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3" office:value-type="float" office:value="-124" calcext:value-type="float">
            <text:p><text:s/>－124</text:p>
          </table:table-cell>
          <table:table-cell table:style-name="ce68" table:number-columns-repeated="991"/>
        </table:table-row>
        <table:table-row table:style-name="ro7">
          <table:table-cell table:style-name="ce14"/>
          <table:table-cell table:style-name="ce24" office:value-type="string" calcext:value-type="string">
            <text:p>計</text:p>
          </table:table-cell>
          <table:table-cell table:style-name="ce36" office:value-type="float" office:value="733" calcext:value-type="float">
            <text:p>733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1" calcext:value-type="float">
            <text:p>251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-</text:p>
          </table:table-cell>
          <table:table-cell table:style-name="ce36" office:value-type="float" office:value="735" calcext:value-type="float">
            <text:p>73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83" calcext:value-type="float">
            <text:p>83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51" calcext:value-type="float">
            <text:p>251</text:p>
          </table:table-cell>
          <table:table-cell table:number-columns-repeated="2" table:style-name="ce36" office:value-type="float" office:value="0" calcext:value-type="float">
            <text:p>-</text:p>
          </table:table-cell>
          <table:table-cell table:style-name="ce60" office:value-type="float" office:value="-2" calcext:value-type="float">
            <text:p><text:s/>－2</text:p>
          </table:table-cell>
          <table:table-cell table:style-name="ce68" table:number-columns-repeated="991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0" calcext:value-type="float">
            <text:p>-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" calcext:value-type="float">
            <text:p>-</text:p>
          </table:table-cell>
          <table:table-cell table:style-name="ce37" office:value-type="float" office:value="384" calcext:value-type="float">
            <text:p>38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number-columns-repeated="2" table:style-name="ce37" office:value-type="float" office:value="0" calcext:value-type="float">
            <text:p>-</text:p>
          </table:table-cell>
          <table:table-cell table:style-name="ce61" office:value-type="float" office:value="-3" calcext:value-type="float">
            <text:p><text:s/>－3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6" office:value-type="string" calcext:value-type="string">
            <text:p>女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6" calcext:value-type="float">
            <text:p>6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1" calcext:value-type="float">
            <text:p>35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50" calcext:value-type="float">
            <text:p>5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3" table:style-name="ce38" office:value-type="float" office:value="0" calcext:value-type="float">
            <text:p>-</text:p>
          </table:table-cell>
          <table:table-cell table:style-name="ce38" office:value-type="float" office:value="128" calcext:value-type="float">
            <text:p>12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1" office:value-type="float" office:value="1" calcext:value-type="float">
            <text:p>1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657" calcext:value-type="float">
            <text:p>65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92" calcext:value-type="float">
            <text:p>9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1" calcext:value-type="float">
            <text:p>65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3" calcext:value-type="float">
            <text:p>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39" calcext:value-type="float">
            <text:p>2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6" calcext:value-type="float">
            <text:p>6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328" calcext:value-type="float">
            <text:p>32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6" calcext:value-type="float">
            <text:p>1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-7" calcext:value-type="float">
            <text:p><text:s/>－7</text:p>
          </table:table-cell>
          <table:table-cell table:style-name="ce68" table:number-columns-repeated="991"/>
        </table:table-row>
        <table:table-row table:style-name="ro7">
          <table:table-cell table:style-name="ce10"/>
          <table:table-cell table:style-name="ce29" office:value-type="string" calcext:value-type="string">
            <text:p>女</text:p>
          </table:table-cell>
          <table:table-cell table:style-name="ce44" office:value-type="float" office:value="329" calcext:value-type="float">
            <text:p>329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7" calcext:value-type="float">
            <text:p>37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16" calcext:value-type="float">
            <text:p>316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23" calcext:value-type="float">
            <text:p>12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13" calcext:value-type="float">
            <text:p>13</text:p>
          </table:table-cell>
          <table:table-cell table:style-name="ce68" table:number-columns-repeated="991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" calcext:value-type="float">
            <text:p>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2" office:value-type="float" office:value="-8" calcext:value-type="float">
            <text:p><text:s/>－8</text:p>
          </table:table-cell>
          <table:table-cell table:style-name="ce68" table:number-columns-repeated="991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8" office:value-type="string" calcext:value-type="string">
            <text:p>男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3" office:value-type="float" office:value="4" calcext:value-type="float">
            <text:p>4</text:p>
          </table:table-cell>
          <table:table-cell table:style-name="ce68" table:number-columns-repeated="991"/>
        </table:table-row>
        <table:table-row table:style-name="ro7">
          <table:table-cell table:style-name="ce15"/>
          <table:table-cell table:style-name="ce29" office:value-type="string" calcext:value-type="string">
            <text:p>女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3" office:value-type="float" office:value="-12" calcext:value-type="float">
            <text:p><text:s/>－12</text:p>
          </table:table-cell>
          <table:table-cell table:style-name="ce68" table:number-columns-repeated="991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7"/>
          <table:table-cell table:style-name="ce52" table:number-columns-repeated="4"/>
          <table:table-cell table:style-name="ce65" office:value-type="string" calcext:value-type="string">
            <text:p>內政部戶政司 民國105年6月3日編製</text:p>
          </table:table-cell>
          <table:table-cell table:number-columns-repeated="991"/>
        </table:table-row>
        <table:table-row table:style-name="ro5" table:number-rows-repeated="2">
          <table:table-cell table:style-name="ce17"/>
          <table:table-cell table:number-columns-repeated="1023"/>
        </table:table-row>
        <table:table-row table:style-name="ro5">
          <table:table-cell table:style-name="ce18"/>
          <table:table-cell table:number-columns-repeated="31"/>
          <table:table-cell table:style-name="ce66"/>
          <table:table-cell table:number-columns-repeated="991"/>
        </table:table-row>
        <table:table-row table:style-name="ro5">
          <table:table-cell table:style-name="ce18"/>
          <table:table-cell table:number-columns-repeated="31"/>
          <table:table-cell table:style-name="ce67"/>
          <table:table-cell table:number-columns-repeated="991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G$83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G$82"/>
          <table:named-range table:name="Print_Area_MI" table:base-cell-address="$遷徙.$A$1" table:cell-range-address="$遷徙.$A$3:.$U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moi1726/%E7%B6%9C%E5%90%88/%E8%BD%89%E6%AA%94/popu/%E6%96%B0%E8%A1%A8%E8%99%9F02,07~11-%E9%80%A3%E7%B5%90(%E5%85%AC%E5%BC%8F)%E6%AA%94105.5.xls'#$''.$G$5]"/>
        <table:named-expression table:name="出生" table:base-cell-address="$遷徙.$A$1" table:expression="['file:///D:/moi1726/%E7%B6%9C%E5%90%88/%E8%BD%89%E6%AA%94/popu/%E6%96%B0%E8%A1%A8%E8%99%9F02,07~11-%E9%80%A3%E7%B5%90(%E5%85%AC%E5%BC%8F)%E6%AA%94105.5.xls'#$''.$V$14:.$V$34]"/>
        <table:named-expression table:name="月底人口數" table:base-cell-address="$遷徙.$A$1" table:expression="['file:///D:/moi1726/%E7%B6%9C%E5%90%88/%E8%BD%89%E6%AA%94/popu/%E6%96%B0%E8%A1%A8%E8%99%9F02,07~11-%E9%80%A3%E7%B5%90(%E5%85%AC%E5%BC%8F)%E6%AA%94105.5.xls'#$''.$AT$14:.$AU$34]"/>
        <table:named-expression table:name="死亡" table:base-cell-address="$遷徙.$A$1" table:expression="['file:///D:/moi1726/%E7%B6%9C%E5%90%88/%E8%BD%89%E6%AA%94/popu/%E6%96%B0%E8%A1%A8%E8%99%9F02,07~11-%E9%80%A3%E7%B5%90(%E5%85%AC%E5%BC%8F)%E6%AA%94105.5.xls'#$''.$Y$14:.$Y$34]"/>
        <table:named-expression table:name="結婚" table:base-cell-address="$遷徙.$A$1" table:expression="['file:///D:/moi1726/%E7%B6%9C%E5%90%88/%E8%BD%89%E6%AA%94/popu/%E6%96%B0%E8%A1%A8%E8%99%9F02,07~11-%E9%80%A3%E7%B5%90(%E5%85%AC%E5%BC%8F)%E6%AA%94105.5.xls'#$''.$L$14:.$L$34]"/>
        <table:named-expression table:name="鄰數戶數" table:base-cell-address="$遷徙.$A$1" table:expression="['file:///D:/moi1726/%E7%B6%9C%E5%90%88/%E8%BD%89%E6%AA%94/popu/%E6%96%B0%E8%A1%A8%E8%99%9F02,07~11-%E9%80%A3%E7%B5%90(%E5%85%AC%E5%BC%8F)%E6%AA%94105.5.xls'#$''.$AQ$14:.$AR$34]"/>
        <table:named-expression table:name="離婚" table:base-cell-address="$遷徙.$A$1" table:expression="['file:///D:/moi1726/%E7%B6%9C%E5%90%88/%E8%BD%89%E6%AA%94/popu/%E6%96%B0%E8%A1%A8%E8%99%9F02,07~11-%E9%80%A3%E7%B5%90(%E5%85%AC%E5%BC%8F)%E6%AA%94105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</number:number-style>
    <number:number-style style:name="N157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fill-character> </loext:fill-character>
      <number:number number:decimal-places="0" loext:min-decimal-places="0" number:min-integer-digits="1" number:grouping="true"/>
    </number:number-style>
    <number:number-style style:name="N159">
      <number:text>-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8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1:06:24</meta:creation-date>
    <dc:creator>溫麗華</dc:creator>
    <dc:date>2016-06-03T11:07:25</dc:date>
    <meta:document-statistic meta:table-count="1" meta:cell-count="2468" meta:object-count="0"/>
    <meta:generator>LibreOffice/5.0.5.2$Windows_x86 LibreOffice_project/55b006a02d247b5f7215fc6ea0fde844b30035b3</meta:generator>
  </office:meta>
</office:document-meta>
</file>